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02e766" officeooo:paragraph-rsid="0002e766"/>
    </style:style>
    <style:style style:name="P2" style:family="paragraph" style:parent-style-name="Standard">
      <style:text-properties fo:language="ru" fo:country="RU" officeooo:rsid="0002e766" officeooo:paragraph-rsid="0002e766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language="en" fo:country="US"/>
    </style:style>
    <style:style style:name="T3" style:family="text">
      <style:text-properties officeooo:rsid="00031657"/>
    </style:style>
    <style:style style:name="T4" style:family="text">
      <style:text-properties officeooo:rsid="0008ed59"/>
    </style:style>
    <style:style style:name="T5" style:family="text">
      <style:text-properties officeooo:rsid="000a40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Скалолаз</text:span></text:p>
      <text:p text:style-name="P2">Имя: <text:span text:style-name="T2">Rock climber</text:span></text:p>
      <text:p text:style-name="P2">Класс: Враг</text:p>
      <text:p text:style-name="P2">Сложность: Лёгкая</text:p>
      <text:p text:style-name="P2">Уровень: 1</text:p>
      <text:p text:style-name="P2">Вид: <text:span text:style-name="T3">Ж</text:span>ёлтвоватая рыба <text:span text:style-name="T3">похожая на камень</text:span></text:p>
      <text:p text:style-name="P2">Поведение: Передвигается <text:span text:style-name="T3">возле скал</text:span>, стреляет по <text:span text:style-name="T4">игроку</text:span>, <text:span text:style-name="T5">затем</text:span> меняет местоположение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6T08:05:28.422758800</meta:creation-date>
    <dc:date>2026-01-06T08:14:48.194093000</dc:date>
    <meta:editing-duration>PT9M18S</meta:editing-duration>
    <meta:editing-cycles>4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7" meta:word-count="26" meta:character-count="186" meta:non-whitespace-character-count="167"/>
  </office:meta>
</office:document-meta>
</file>